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2+v3_vgg-_stage3_19" table:style-name="ta1">
        <table:shapes>
          <draw:frame draw:z-index="0" draw:style-name="gr1" draw:text-style-name="P1" svg:width="453.51pt" svg:height="255.09pt" svg:x="74.27pt" svg:y="5148.45pt">
            <loext:p draw:notify-on-update-of-ranges="'train_1_v2+v3_vgg-_stage3_19'.C402:'train_1_v2+v3_vgg-_stage3_19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" calcext:value-type="float">
            <text:p>0.66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5" calcext:value-type="float">
            <text:p>0.60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65" calcext:value-type="float">
            <text:p>0.665</text:p>
          </table:table-cell>
          <table:table-cell table:formula="of:=AVERAGE([.C402:.K402])" office:value-type="float" office:value="0.6275" calcext:value-type="float">
            <text:p>0.6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9:29.024637116</dc:date>
    <meta:editing-duration>PT2M13S</meta:editing-duration>
    <meta:editing-cycles>1</meta:editing-cycles>
    <meta:document-statistic meta:table-count="1" meta:cell-count="44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'train_1_v2+v3_vgg-_stage3_19'.C402:'train_1_v2+v3_vgg-_stage3_19'.L402" svg:x="0.32cm" svg:y="0.18cm" svg:width="13.282cm" svg:height="8.64cm">
          <chartooo:coordinate-region svg:x="1.047cm" svg:y="0.379cm" svg:width="12.5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2+v3_vgg-_stage3_19'.C402:'train_1_v2+v3_vgg-_stage3_19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645">
                <text:p>0.645</text:p>
                <draw:g>
                  <svg:desc>'train_1_v2+v3_vgg-_stage3_19'.C402:'train_1_v2+v3_vgg-_stage3_19'.L402</svg:desc>
                </draw:g>
              </table:table-cell>
              <table:table-cell office:value-type="float" office:value="0.605">
                <text:p>0.605</text:p>
              </table:table-cell>
              <table:table-cell office:value-type="float" office:value="0.66">
                <text:p>0.66</text:p>
              </table:table-cell>
              <table:table-cell office:value-type="float" office:value="0.7025">
                <text:p>0.7025</text:p>
              </table:table-cell>
              <table:table-cell office:value-type="float" office:value="0.5825">
                <text:p>0.5825</text:p>
              </table:table-cell>
              <table:table-cell office:value-type="float" office:value="0.595">
                <text:p>0.595</text:p>
              </table:table-cell>
              <table:table-cell office:value-type="float" office:value="0.605">
                <text:p>0.605</text:p>
              </table:table-cell>
              <table:table-cell office:value-type="float" office:value="0.5875">
                <text:p>0.5875</text:p>
              </table:table-cell>
              <table:table-cell office:value-type="float" office:value="0.665">
                <text:p>0.665</text:p>
              </table:table-cell>
              <table:table-cell office:value-type="float" office:value="0.6275">
                <text:p>0.6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